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15d8aa" officeooo:paragraph-rsid="0015d8aa" style:font-size-asian="10.5pt" style:font-size-complex="10.5pt"/>
    </style:style>
    <style:style style:name="P2" style:family="paragraph" style:parent-style-name="Standard">
      <style:text-properties fo:font-size="10.5pt" officeooo:rsid="0015d8aa" officeooo:paragraph-rsid="0015d996" style:font-size-asian="10.5pt" style:font-size-complex="10.5pt"/>
    </style:style>
    <style:style style:name="P3" style:family="paragraph" style:parent-style-name="Standard">
      <style:text-properties fo:font-size="15pt" officeooo:rsid="0015d8aa" officeooo:paragraph-rsid="0015d8aa" style:font-size-asian="15pt" style:font-size-complex="15pt"/>
    </style:style>
    <style:style style:name="T1" style:family="text">
      <style:text-properties fo:font-size="15pt" style:font-size-asian="15pt" style:font-size-complex="15pt"/>
    </style:style>
    <style:style style:name="T2" style:family="text">
      <style:text-properties fo:font-size="10.5pt" style:font-size-asian="9.14999961853027pt" style:font-size-complex="10.5pt"/>
    </style:style>
    <style:style style:name="T3" style:family="text">
      <style:text-properties officeooo:rsid="0015d996" style:font-size-asian="9.14999961853027pt"/>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text:span text:style-name="T1">Gaussian </text:span><text:line-break/><text:line-break/><text:line-break/><text:line-break/>/*</text:p>
        <text:p text:style-name="P1">10109 Solving Systems of Linear Equations</text:p>
        <text:p text:style-name="P1">You may have solved linear equation early in the school. Problems involving solving sets of linear</text:p>
        <text:p text:style-name="P1">equation are very important in the field of Engineering and Mathematics.</text:p>
        <text:p text:style-name="P1">Let us consider that we have a system of linear equations</text:p>
        <text:p text:style-name="P1">a11 x1 + a12 x2 + a13 x3 = c1</text:p>
        <text:p text:style-name="P1">a21 x1 + a22 x2 + a23 x3 = c2</text:p>
        <text:p text:style-name="P1">a31 x1 + a32 x2 + a33 x3 = c3</text:p>
        <text:p text:style-name="P1">We can solve it by reducing technique:</text:p>
        <text:p text:style-name="P1">Now do as step 1 for second row and so on.</text:p>
        <text:p text:style-name="P1">This can be made more effective using matrix method. The set of equation for n unknowns can be</text:p>
        <text:p text:style-name="P1">written as</text:p>
        <text:p text:style-name="P1">a11 x1 + a12 x2 + a13 x3 + . . . + a1n xn = c1</text:p>
        <text:p text:style-name="P1">a21 x1 + a22 x2 + a23 x3 + . . . + a2n xn = c2</text:p>
        <text:p text:style-name="P1">a31 x1 + a32 x2 + a33 x3 + . . . + a3n xn = c3</text:p>
        <text:p text:style-name="P1">Compactly [A] ∗ {X} = {C}</text:p>
        <text:p text:style-name="P1">From this we can solve values of X’s. The matrix [AC] is called an augmented (see example below)</text:p>
        <text:p text:style-name="P1">matrix. If after elimination process the rank of matrix [A] and rank of matrix [AC] not equals, the</text:p>
        <text:p text:style-name="P1">system is called inconsistent and it does not have a solution. If the matrix is consistent and number</text:p>
        <text:p text:style-name="P1">of unknowns is greater then rank of matrix then the matrix system has arbitarily many solutions</text:p>
        <text:p text:style-name="P1">containing (NumberOfUnknowns-rank) arbitary constants. Rank of a matrix is defined as the number</text:p>
        <text:p text:style-name="P1">of non zero rows of a matrix system. Otherwise if the rank and number of unknows equals then the</text:p>
        <text:p text:style-name="P1">system has been solved.</text:p>
        <text:p text:style-name="P1">For example let a system of equations be</text:p>
        <text:p text:style-name="P1">Universidad de Valladolid OJ: 10109 – Solving Systems of Linear Equations 2/5</text:p>
        <text:p text:style-name="P1">9x1 + 4x2 + x3 = −17</text:p>
        <text:p text:style-name="P1">x1 − 2x2 − 6x3 = 14</text:p>
        <text:p text:style-name="P1">x1 + 6x2 = 4</text:p>
        <text:p text:style-name="P1">This sets of equation can be written as</text:p>
        <text:p text:style-name="P1">9 4 1 −17</text:p>
        <text:p text:style-name="P1">1 −2 −6 14</text:p>
        <text:p text:style-name="P1">1 6 0 4</text:p>
        <text:p text:style-name="P1">So the steps involving the solution is Step : 1</text:p>
        <text:p text:style-name="P1">1 −2 −6 14</text:p>
        <text:p text:style-name="P1">1 6 0 4</text:p>
        <text:p text:style-name="P1">9 4 1 −17</text:p>
        <text:p text:style-name="P1">Step : 2</text:p>
        <text:p text:style-name="P1">1 −2 −6 14</text:p>
        <text:p text:style-name="P1">0 8 6 −10</text:p>
        <text:p text:style-name="P1">0 22 55 −143</text:p>
        <text:p text:style-name="P1">Step : 3</text:p>
        <text:p text:style-name="P1">1 −2 −6 14</text:p>
        <text:p text:style-name="P1">0 1 3/4 −5/4</text:p>
        <text:p text:style-name="P1">0 0 77/2 −231/2</text:p>
        <text:p text:style-name="P1">Step : 4</text:p>
        <text:p text:style-name="P1">1 −2 −6 14</text:p>
        <text:p text:style-name="P1">0 1 3/4 −5/4</text:p>
        <text:p text:style-name="P1">0 0 1 −3</text:p>
        <text:p text:style-name="P1">Step : 5</text:p>
        <text:p text:style-name="P1">1 −2 0 −4</text:p>
        <text:p text:style-name="P1">0 1 0 1</text:p>
        <text:p text:style-name="P1">0 0 1 −3</text:p>
        <text:p text:style-name="P1">Step : 6</text:p>
        <text:p text:style-name="P1">1 0 0 −2</text:p>
        <text:p text:style-name="P1">0 1 0 1</text:p>
        <text:p text:style-name="P1">0 0 1 −3</text:p>
        <text:p text:style-name="P1">and then, the solution is</text:p>
        <text:p text:style-name="P1">x1 = −2, x2 = 1, x3 = −3</text:p>
        <text:p text:style-name="P1">Again consider this system</text:p>
        <text:p text:style-name="P1">2x1 + 2x2 + 2x3 = 2</text:p>
        <text:p text:style-name="P1">4x1 + 4x2 + 4x3 = 4</text:p>
        <text:p text:style-name="P1">16x1 + 16x2 + 16x3 = 16</text:p>
        <text:p text:style-name="P1">Steps are: Step : 1</text:p>
        <text:p text:style-name="P1">Universidad de Valladolid OJ: 10109 – Solving Systems of Linear Equations 3/5</text:p>
        <text:p text:style-name="P1">2 2 2 2</text:p>
        <text:p text:style-name="P1">4 4 4 4</text:p>
        <text:p text:style-name="P1">16 16 16 16</text:p>
        <text:p text:style-name="P1">Step : 2</text:p>
        <text:p text:style-name="P1">1 1 1 1</text:p>
        <text:p text:style-name="P1">0 0 0 0</text:p>
        <text:p text:style-name="P1">0 0 0 0</text:p>
        <text:p text:style-name="P1">This system has number of unknowns 3 and rank is 1. So this system has arbitarily many solutions</text:p>
        <text:p text:style-name="P1">containing (3-1) = 2 arbitary constants.</text:p>
        <text:p text:style-name="P1">Another system</text:p>
        <text:p text:style-name="P1">x + y = 10, x + y = 20, 2x + 2y = 50</text:p>
        <text:p text:style-name="P1">Steps are: Step : 1</text:p>
        <text:p text:style-name="P1">1 1 10</text:p>
        <text:p text:style-name="P1">1 1 20</text:p>
        <text:p text:style-name="P1">2 2 50</text:p>
        <text:p text:style-name="P1">Step : 2</text:p>
        <text:p text:style-name="P1">1 1 10</text:p>
        <text:p text:style-name="P1">0 0 10</text:p>
        <text:p text:style-name="P1">0 0 30</text:p>
        <text:p text:style-name="P1">Step : 3</text:p>
        <text:p text:style-name="P1">1 1 10</text:p>
        <text:p text:style-name="P1">0 0 10</text:p>
        <text:p text:style-name="P1">0 0 30</text:p>
        <text:p text:style-name="P1">Step : 4</text:p>
        <text:p text:style-name="P1">1 1 10</text:p>
        <text:p text:style-name="P1">0 0 10</text:p>
        <text:p text:style-name="P1">0 0 1</text:p>
        <text:p text:style-name="P1">Step : 5</text:p>
        <text:p text:style-name="P1">1 1 0</text:p>
        <text:p text:style-name="P1">0 0 0</text:p>
        <text:p text:style-name="P1">0 0 1</text:p>
        <text:p text:style-name="P1"><text:soft-page-break/>Step : 6</text:p>
        <text:p text:style-name="P1">1 1 0</text:p>
        <text:p text:style-name="P1">0 0 0</text:p>
        <text:p text:style-name="P1">0 0 1</text:p>
        <text:p text:style-name="P1">As rank of [A] (in this case: rank(A) = 1) is not equal to the rank of augmented matrix [AC] (in</text:p>
        <text:p text:style-name="P1">this case: rank(AC) = 2) , the system has no solution.</text:p>
        <text:p text:style-name="P1">However though there are other methods to compute this solution for the matrix system, the main</text:p>
        <text:p text:style-name="P1">problem occurs are</text:p>
        <text:p text:style-name="P1">1. Round off errors or computational error due to the use of floating point number</text:p>
        <text:p text:style-name="P1">Universidad de Valladolid OJ: 10109 – Solving Systems of Linear Equations 4/5</text:p>
        <text:p text:style-name="P1">2. Error due to wrong order of the given equation.</text:p>
        <text:p text:style-name="P1">To prevent round off error due to floating point number an approach can be used, similar to the</text:p>
        <text:p text:style-name="P1">process of doing fractional number. So we may use 1/3 as a expression of two integer, the numerator</text:p>
        <text:p text:style-name="P1">and the denominator, instead of .333333 (with loss of precision). Thus we can prevent this kind of</text:p>
        <text:p text:style-name="P1">error.</text:p>
        <text:p text:style-name="P1">Consider this set of equations</text:p>
        <text:p text:style-name="P1">5x3 = 10</text:p>
        <text:p text:style-name="P1">3x2 − 3x3 = 3</text:p>
        <text:p text:style-name="P1">2x1 − x2 + 2x3 = 7</text:p>
        <text:p text:style-name="P1">This set of equations can be written as</text:p>
        <text:p text:style-name="P1">0 0 5 10</text:p>
        <text:p text:style-name="P1">0 3 −3 3</text:p>
        <text:p text:style-name="P1">2 −1 2 7</text:p>
        <text:p text:style-name="P1">Now how will you evaluate this matrix without ordering?</text:p>
        <text:p text:style-name="P1">Input</text:p>
        <text:p text:style-name="P1">The first line of input is the number of the problem. The next line contains two integers - NumberOfUnknowns</text:p>
        <text:p text:style-name="P1">and NumberOfEquations (none of these is less then or equal to 0 and greater then 50). The</text:p>
        <text:p text:style-name="P1">next lines contains the matrix for the system of linear equations. There are number of rows equal to</text:p>
        <text:p text:style-name="P1">the NumberOfEquations and number of column equal to the NumberOfUnknowns+1. The numbers</text:p>
        <text:p text:style-name="P1">may be fractional, that is there may be numbers like 1/3 or 6/8. An problem number zero indicates</text:p>
        <text:p text:style-name="P1">the end of input.</text:p>
        <text:p text:style-name="P1">Output</text:p>
        <text:p text:style-name="P1">First print (without the quotation mark)</text:p>
        <text:p text:style-name="P1">"Solution for Matrix System # N"</text:p>
        <text:p text:style-name="P1">Here ‘N’ is the problem number as taken from input. Then on the next line, for each system of</text:p>
        <text:p text:style-name="P1">equations output the solution (if exists) expressed in the fractional form in each line. You may assume</text:p>
        <text:p text:style-name="P1">each of the numerator and denominator part will not exceed the limit of data type long long (64 bit).</text:p>
        <text:p text:style-name="P1">If there are many solutions as described above print (without the quotation mark)</text:p>
        <text:p text:style-name="P1">"Infinitely many solutions containing n arbitrary constants."</text:p>
        <text:p text:style-name="P1">(here ‘n’ is the number as described above) , and if there is no solutions print (without the quotation</text:p>
        <text:p text:style-name="P1">mark)</text:p>
        <text:p text:style-name="P1">"No Solution."</text:p>
        <text:p text:style-name="P1">Print a blank line between two systems of linear equations.</text:p>
        <text:p text:style-name="P1">Sample Input</text:p>
        <text:p text:style-name="P1">1</text:p>
        <text:p text:style-name="P1">3 3</text:p>
        <text:p text:style-name="P1">9 4 1 -17</text:p>
        <text:p text:style-name="P1">1 -2 -6 14</text:p>
        <text:p text:style-name="P1">1 6 0 4</text:p>
        <text:p text:style-name="P1">Universidad de Valladolid OJ: 10109 – Solving Systems of Linear Equations 5/5</text:p>
        <text:p text:style-name="P1">2</text:p>
        <text:p text:style-name="P1">3 3</text:p>
        <text:p text:style-name="P1">2 2 2 2</text:p>
        <text:p text:style-name="P1">4 4 4 4</text:p>
        <text:p text:style-name="P1">16/1 16/1 16/1 16/1</text:p>
        <text:p text:style-name="P1">3</text:p>
        <text:p text:style-name="P1">2 3</text:p>
        <text:p text:style-name="P1">1 1 10</text:p>
        <text:p text:style-name="P1">1 1 20</text:p>
        <text:p text:style-name="P1">2 2 50</text:p>
        <text:p text:style-name="P1">4</text:p>
        <text:p text:style-name="P1">1 1</text:p>
        <text:p text:style-name="P1">3 10</text:p>
        <text:p text:style-name="P1">0</text:p>
        <text:p text:style-name="P1">Sample Output</text:p>
        <text:p text:style-name="P1">Solution for Matrix System # 1</text:p>
        <text:p text:style-name="P1">x[1] = -2</text:p>
        <text:p text:style-name="P1">x[2] = 1</text:p>
        <text:p text:style-name="P1">x[3] = -3</text:p>
        <text:p text:style-name="P1">Solution for Matrix System # 2</text:p>
        <text:p text:style-name="P1">Infinitely many solutions containing 2 arbitrary constants.</text:p>
        <text:p text:style-name="P1">Solution for Matrix System # 3</text:p>
        <text:p text:style-name="P1">No Solution.</text:p>
        <text:p text:style-name="P1">Solution for Matrix System # 4</text:p>
        <text:p text:style-name="P1">x[1] = 10/3</text:p>
        <text:p text:style-name="P1">*/</text:p>
        <text:p text:style-name="P1"/>
        <text:p text:style-name="P1"/>
        <text:p text:style-name="P1"/>
        <text:p text:style-name="P1">#include&lt;bits/stdc++.h&gt;</text:p>
        <text:p text:style-name="P1">#define I int</text:p>
        <text:p text:style-name="P1">#define ll long long int</text:p>
        <text:p text:style-name="P1">#define S(a) scanf("%lld",&amp;a)</text:p>
        <text:p text:style-name="P1">#define S2(a,b) scanf("%lld%lld",&amp;a,&amp;b)</text:p>
        <text:p text:style-name="P1">#define S3(a,b,c) scanf("%lld%lld%lld",&amp;a,&amp;b,&amp;c)</text:p>
        <text:p text:style-name="P1">#define PL(a) printf("%d\n",a)</text:p>
        <text:p text:style-name="P1">#define P(a) printf("%lld\n",a)</text:p>
        <text:p text:style-name="P1">#define PT(t) printf("Case %lld: ",t)</text:p>
        <text:p text:style-name="P1">#define PB(a) push_back(a)</text:p>
        <text:p text:style-name="P1">#define xx first</text:p>
        <text:p text:style-name="P1">#define yy second</text:p>
        <text:p text:style-name="P1">#define SC scanf</text:p>
        <text:p text:style-name="P1">#define PC printf</text:p>
        <text:p text:style-name="P1"><text:soft-page-break/>#define NL printf("\n")</text:p>
        <text:p text:style-name="P1">#define pi 2.0*acos(0.0)</text:p>
        <text:p text:style-name="P1">using namespace std;</text:p>
        <text:p text:style-name="P1">typedef pair&lt;ll,ll <text:s/>&gt;P;</text:p>
        <text:p text:style-name="P1">////////define value//////////ŝ</text:p>
        <text:p text:style-name="P1">ll gcd(ll x,ll y)</text:p>
        <text:p text:style-name="P1">{</text:p>
        <text:p text:style-name="P1"/>
        <text:p text:style-name="P1"><text:s text:c="4"/>if(x &lt; 0) <text:s text:c="2"/>x *= -1;</text:p>
        <text:p text:style-name="P1"><text:s text:c="4"/>if(y &lt; 0) <text:s text:c="2"/>y *= -1;</text:p>
        <text:p text:style-name="P1"><text:s text:c="4"/>if(x==0&amp;&amp;y==0)return 1;</text:p>
        <text:p text:style-name="P1"><text:s text:c="4"/>if(!x)return y;</text:p>
        <text:p text:style-name="P1"><text:s text:c="4"/>if(!y) <text:s/>return x;</text:p>
        <text:p text:style-name="P1"><text:s text:c="4"/>long long t;</text:p>
        <text:p text:style-name="P1"><text:s text:c="4"/>while(x%y)</text:p>
        <text:p text:style-name="P1"><text:s text:c="8"/>t = x, x = y, y = t%y;</text:p>
        <text:p text:style-name="P1"><text:s text:c="4"/>return y;</text:p>
        <text:p text:style-name="P1">}</text:p>
        <text:p text:style-name="P1">ll lcm(ll x,ll y)</text:p>
        <text:p text:style-name="P1">{</text:p>
        <text:p text:style-name="P1"><text:s text:c="4"/>return (x/gcd(x,y))*y;</text:p>
        <text:p text:style-name="P1">}</text:p>
        <text:p text:style-name="P1">P add(P x,P y)</text:p>
        <text:p text:style-name="P1">{</text:p>
        <text:p text:style-name="P1"><text:s text:c="4"/>P sum;</text:p>
        <text:p text:style-name="P1"><text:s text:c="4"/>sum.yy=lcm(x.yy,y.yy);</text:p>
        <text:p text:style-name="P1"><text:s text:c="4"/>sum.xx=(sum.yy/x.yy)*x.xx+(sum.yy/y.yy)*y.xx;</text:p>
        <text:p text:style-name="P1"/>
        <text:p text:style-name="P1"><text:s text:c="4"/>ll gc=gcd(sum.xx,sum.yy);</text:p>
        <text:p text:style-name="P1"><text:s text:c="4"/>sum.xx/=gc;</text:p>
        <text:p text:style-name="P1"><text:s text:c="4"/>sum.yy/=gc;</text:p>
        <text:p text:style-name="P1"><text:s text:c="4"/>return sum;</text:p>
        <text:p text:style-name="P1"/>
        <text:p text:style-name="P1">}</text:p>
        <text:p text:style-name="P1">P diff(P x,P y)</text:p>
        <text:p text:style-name="P1">{</text:p>
        <text:p text:style-name="P1"/>
        <text:p text:style-name="P1"><text:s text:c="4"/>P sum;</text:p>
        <text:p text:style-name="P1"><text:s text:c="4"/>sum.yy=lcm(x.yy,y.yy);</text:p>
        <text:p text:style-name="P1"><text:s text:c="4"/>sum.xx=(sum.yy/x.yy)*x.xx-(sum.yy/y.yy)*y.xx;</text:p>
        <text:p text:style-name="P1"><text:s text:c="4"/>ll gc=gcd(sum.xx,sum.yy);</text:p>
        <text:p text:style-name="P1"><text:s text:c="4"/>sum.xx/=gc;</text:p>
        <text:p text:style-name="P1"><text:s text:c="4"/>sum.yy/=gc;</text:p>
        <text:p text:style-name="P1"><text:s text:c="4"/>return sum;</text:p>
        <text:p text:style-name="P1"/>
        <text:p text:style-name="P1">}</text:p>
        <text:p text:style-name="P1">P mul(P x,P y)</text:p>
        <text:p text:style-name="P1">{</text:p>
        <text:p text:style-name="P1"><text:s text:c="4"/>P sum;</text:p>
        <text:p text:style-name="P1"><text:s text:c="4"/>ll opo=gcd(x.xx,y.yy);</text:p>
        <text:p text:style-name="P1"><text:s text:c="4"/>x.xx/=opo;</text:p>
        <text:p text:style-name="P1"><text:s text:c="4"/>y.yy/=opo;</text:p>
        <text:p text:style-name="P1"><text:s text:c="4"/>opo=gcd(y.xx,x.yy);</text:p>
        <text:p text:style-name="P1"><text:s text:c="4"/>y.xx/=opo;</text:p>
        <text:p text:style-name="P1"><text:s text:c="4"/>x.yy/=opo;</text:p>
        <text:p text:style-name="P1"><text:s text:c="4"/>sum.xx=x.xx*y.xx;</text:p>
        <text:p text:style-name="P1"><text:s text:c="4"/>sum.yy=x.yy*y.yy;</text:p>
        <text:p text:style-name="P1"><text:s text:c="4"/>ll gc=gcd(sum.xx,sum.yy);</text:p>
        <text:p text:style-name="P1"><text:s text:c="4"/>sum.xx/=gc;</text:p>
        <text:p text:style-name="P1"><text:s text:c="4"/>sum.yy/=gc;</text:p>
        <text:p text:style-name="P1"><text:s text:c="4"/>return sum;</text:p>
        <text:p text:style-name="P1"/>
        <text:p text:style-name="P1">}</text:p>
        <text:p text:style-name="P1">P dev(P x,P y)</text:p>
        <text:p text:style-name="P1">{</text:p>
        <text:p text:style-name="P1"><text:s text:c="4"/>P sum;</text:p>
        <text:p text:style-name="P1"><text:s text:c="4"/>swap(y.xx,y.yy);</text:p>
        <text:p text:style-name="P1"><text:s text:c="4"/>sum= mul(x,y);</text:p>
        <text:p text:style-name="P1"><text:s text:c="4"/>if(sum.yy&lt;0)</text:p>
        <text:p text:style-name="P1"><text:s text:c="4"/>{</text:p>
        <text:p text:style-name="P1"><text:s text:c="8"/>sum.xx*=-1;</text:p>
        <text:p text:style-name="P1"><text:s text:c="8"/>sum.yy*=-1;</text:p>
        <text:p text:style-name="P1"><text:s text:c="4"/>}</text:p>
        <text:p text:style-name="P1"><text:s text:c="4"/>return sum;</text:p>
        <text:p text:style-name="P1">}</text:p>
        <text:p text:style-name="P1">P a[55][60];</text:p>
        <text:p text:style-name="P1">void solve(ll n,ll m)</text:p>
        <text:p text:style-name="P1">{</text:p>
        <text:p text:style-name="P1"><text:s text:c="4"/>ll row=1;</text:p>
        <text:p text:style-name="P1"><text:s text:c="4"/>for(ll col=1; col&lt;=n; col++)</text:p>
        <text:p text:style-name="P1"><text:s text:c="4"/>{</text:p>
        <text:p text:style-name="P1"/>
        <text:p text:style-name="P1"><text:s text:c="8"/>for(ll i=row; i&lt;=m; i++)</text:p>
        <text:p text:style-name="P1"><text:s text:c="8"/>{</text:p>
        <text:p text:style-name="P1"><text:s text:c="12"/>if(a[i][col].xx!=0)</text:p>
        <text:p text:style-name="P1"><text:s text:c="12"/>{</text:p>
        <text:p text:style-name="P1"><text:s text:c="16"/>for(ll j=1; j&lt;=n+1; j++)</text:p>
        <text:p text:style-name="P1"><text:s text:c="16"/>{</text:p>
        <text:p text:style-name="P1"><text:s text:c="20"/>swap(a[i][j],a[row][j]);</text:p>
        <text:p text:style-name="P1"><text:s text:c="16"/>}</text:p>
        <text:p text:style-name="P1"><text:s text:c="16"/>break;</text:p>
        <text:p text:style-name="P1"><text:s text:c="12"/>}</text:p>
        <text:p text:style-name="P1"><text:s text:c="8"/>}</text:p>
        <text:p text:style-name="P1"><text:s text:c="8"/>if(a[row][col].xx==0)</text:p>
        <text:p text:style-name="P1"><text:s text:c="8"/>{</text:p>
        <text:p text:style-name="P1"><text:s text:c="12"/>continue;</text:p>
        <text:p text:style-name="P1"><text:s text:c="8"/>}</text:p>
        <text:p text:style-name="P1"><text:s text:c="8"/>P so;</text:p>
        <text:p text:style-name="P1"><text:s text:c="8"/>so=a[row][col];</text:p>
        <text:p text:style-name="P1"><text:s text:c="8"/>for(ll i=col; i&lt;=n+1; i++)</text:p>
        <text:p text:style-name="P1"><text:s text:c="8"/>{</text:p>
        <text:p text:style-name="P1"><text:s text:c="12"/>a[row][i]=dev(a[row][i],so);</text:p>
        <text:p text:style-name="P1"><text:s text:c="8"/>}</text:p>
        <text:p text:style-name="P1"><text:s text:c="8"/>so=a[row][col];</text:p>
        <text:p text:style-name="P1"><text:s text:c="8"/>for( ll i=row+1; i&lt;=m; i++)</text:p>
        <text:p text:style-name="P1"><text:s text:c="8"/>{</text:p>
        <text:p text:style-name="P1"><text:s text:c="12"/>bool fl=0;</text:p>
        <text:p text:style-name="P1"><text:s text:c="12"/>P bol=a[i][col];</text:p>
        <text:p text:style-name="P1"><text:s text:c="12"/>for(ll j=col; j&lt;=n+1; j++)</text:p>
        <text:p text:style-name="P1"><text:s text:c="12"/>{</text:p>
        <text:p text:style-name="P1"><text:s text:c="16"/>P lol=mul(bol,a[row][j]);</text:p>
        <text:p text:style-name="P1"/>
        <text:p text:style-name="P1"><text:soft-page-break/><text:s text:c="16"/>a[i][j]=diff(a[i][j],dev(lol,so));</text:p>
        <text:p text:style-name="P1"><text:s text:c="16"/>if(j==n+1&amp;&amp;fl==0&amp;&amp;a[i][j].xx!=0)</text:p>
        <text:p text:style-name="P1"><text:s text:c="16"/>{</text:p>
        <text:p text:style-name="P1"><text:s text:c="20"/>PC("No Solution.\n");</text:p>
        <text:p text:style-name="P1"><text:s text:c="20"/>return ;</text:p>
        <text:p text:style-name="P1"><text:s text:c="16"/>}</text:p>
        <text:p text:style-name="P1"><text:s text:c="16"/>if(a[i][j].xx!=0)fl=1;</text:p>
        <text:p text:style-name="P1"><text:s text:c="12"/>}</text:p>
        <text:p text:style-name="P1"><text:s text:c="8"/>}</text:p>
        <text:p text:style-name="P1"/>
        <text:p text:style-name="P1"><text:s text:c="8"/>row++;</text:p>
        <text:p text:style-name="P1"><text:s text:c="4"/>}</text:p>
        <text:p text:style-name="P1"><text:s text:c="4"/>ll ran=n;</text:p>
        <text:p text:style-name="P1"><text:s text:c="4"/>for(ll i=1; i&lt;=n; i++)</text:p>
        <text:p text:style-name="P1"><text:s text:c="4"/>{</text:p>
        <text:p text:style-name="P1"><text:s text:c="8"/>bool fl=0;</text:p>
        <text:p text:style-name="P1"><text:s text:c="8"/>for(ll j=1; j&lt;=n+1; j++)</text:p>
        <text:p text:style-name="P1"><text:s text:c="8"/>{</text:p>
        <text:p text:style-name="P1"><text:s text:c="12"/>if(a[i][j].xx!=0)fl=1;</text:p>
        <text:p text:style-name="P1"><text:s text:c="8"/>}</text:p>
        <text:p text:style-name="P1"><text:s text:c="8"/>if(fl==0)</text:p>
        <text:p text:style-name="P1"><text:s text:c="8"/>{</text:p>
        <text:p text:style-name="P1"><text:s text:c="12"/>ran=min(ran,i-1);</text:p>
        <text:p text:style-name="P1"><text:s text:c="8"/>}</text:p>
        <text:p text:style-name="P1"><text:s text:c="4"/>}</text:p>
        <text:p text:style-name="P1"><text:s text:c="4"/>if(ran&lt;n)</text:p>
        <text:p text:style-name="P1"><text:s text:c="4"/>{</text:p>
        <text:p text:style-name="P1"><text:s text:c="8"/>PC("Infinitely many solutions containing %lld arbitrary constants.\n",n-ran);</text:p>
        <text:p text:style-name="P1"><text:s text:c="8"/>return;</text:p>
        <text:p text:style-name="P1"><text:s text:c="4"/>}</text:p>
        <text:p text:style-name="P1"><text:s text:c="4"/>P ab[60+2];</text:p>
        <text:p text:style-name="P1"><text:s text:c="4"/>ab[n]=a[n][n+1];</text:p>
        <text:p text:style-name="P1"/>
        <text:p text:style-name="P1"><text:s text:c="4"/>for(ll i=n-1; i&gt;=1; i--)</text:p>
        <text:p text:style-name="P1"><text:s text:c="4"/>{</text:p>
        <text:p text:style-name="P1"><text:s text:c="8"/>P lp=make_pair(0,1);</text:p>
        <text:p text:style-name="P1"><text:s text:c="8"/>for(ll j=n+1; j&gt;i; j--)</text:p>
        <text:p text:style-name="P1"><text:s text:c="8"/>{</text:p>
        <text:p text:style-name="P1"><text:s text:c="12"/>if(j==n+1)</text:p>
        <text:p text:style-name="P1"><text:s text:c="16"/>lp=diff(lp,a[i][j]);</text:p>
        <text:p text:style-name="P1"><text:s text:c="12"/>else lp=add(lp,mul(ab[j],a[i][j]));</text:p>
        <text:p text:style-name="P1"><text:s text:c="8"/>}</text:p>
        <text:p text:style-name="P1"><text:s text:c="8"/>lp.xx*=-1;</text:p>
        <text:p text:style-name="P1"><text:s text:c="8"/>ab[i]=lp;</text:p>
        <text:p text:style-name="P1"><text:s text:c="4"/>}</text:p>
        <text:p text:style-name="P1"><text:s text:c="4"/>for(ll i=1; i&lt;=n; i++)</text:p>
        <text:p text:style-name="P1"><text:s text:c="4"/>{</text:p>
        <text:p text:style-name="P1"><text:s text:c="8"/>PC("x[%lld] = ",i);</text:p>
        <text:p text:style-name="P1"><text:s text:c="8"/>if(ab[i].yy==1)P(ab[i].xx);</text:p>
        <text:p text:style-name="P1"><text:s text:c="8"/>else PC("%lld/%lld\n",ab[i].xx,ab[i].yy);</text:p>
        <text:p text:style-name="P1"><text:s text:c="4"/>}</text:p>
        <text:p text:style-name="P1"><text:s text:c="4"/>return;</text:p>
        <text:p text:style-name="P1"/>
        <text:p text:style-name="P1">}</text:p>
        <text:p text:style-name="P1">int main()</text:p>
        <text:p text:style-name="P1">{</text:p>
        <text:p text:style-name="P1"><text:s text:c="4"/>ll t;</text:p>
        <text:p text:style-name="P1"><text:s text:c="4"/>ll opo=0;</text:p>
        <text:p text:style-name="P1"><text:s text:c="4"/>while(S(t))</text:p>
        <text:p text:style-name="P1"><text:s text:c="4"/>{</text:p>
        <text:p text:style-name="P1"/>
        <text:p text:style-name="P1"><text:s text:c="8"/>if(t==0)break;</text:p>
        <text:p text:style-name="P1"><text:s text:c="8"/>opo++;</text:p>
        <text:p text:style-name="P1"><text:s text:c="8"/>if(opo&gt;1)</text:p>
        <text:p text:style-name="P1"><text:s text:c="12"/>NL;</text:p>
        <text:p text:style-name="P1"><text:s text:c="8"/>ll n,m;</text:p>
        <text:p text:style-name="P1"><text:s text:c="8"/>S2(n,m);</text:p>
        <text:p text:style-name="P1"><text:s text:c="8"/>char ch[1000];</text:p>
        <text:p text:style-name="P1"><text:s text:c="8"/>ll st,len;</text:p>
        <text:p text:style-name="P1"><text:s text:c="8"/>for(ll i=1; i&lt;=m; i++)</text:p>
        <text:p text:style-name="P1"><text:s text:c="8"/>{</text:p>
        <text:p text:style-name="P1"><text:s text:c="12"/>for(ll j=1; j&lt;=n+1; j++)</text:p>
        <text:p text:style-name="P1"><text:s text:c="12"/>{</text:p>
        <text:p text:style-name="P1"><text:s text:c="16"/>a[i][j].xx=1;</text:p>
        <text:p text:style-name="P1"><text:s text:c="16"/>a[i][j].yy=1;</text:p>
        <text:p text:style-name="P1"><text:s text:c="16"/>SC("%s",&amp;ch);</text:p>
        <text:p text:style-name="P1"><text:s text:c="16"/>st=0;</text:p>
        <text:p text:style-name="P1"><text:s text:c="16"/>if(ch[0]=='-')</text:p>
        <text:p text:style-name="P1"><text:s text:c="16"/>{</text:p>
        <text:p text:style-name="P1"><text:s text:c="20"/>a[i][j].xx*=-1;</text:p>
        <text:p text:style-name="P1"><text:s text:c="20"/>st=1;</text:p>
        <text:p text:style-name="P1"><text:s text:c="16"/>}</text:p>
        <text:p text:style-name="P1"><text:s text:c="16"/>len=strlen(ch);</text:p>
        <text:p text:style-name="P1"><text:s text:c="16"/>ll sum=0,su=0;</text:p>
        <text:p text:style-name="P1"><text:s text:c="16"/>for(ll k=st; k&lt;len; k++)</text:p>
        <text:p text:style-name="P1"><text:s text:c="16"/>{</text:p>
        <text:p text:style-name="P1"><text:s text:c="20"/>if(ch[k]=='/')</text:p>
        <text:p text:style-name="P1"><text:s text:c="20"/>{</text:p>
        <text:p text:style-name="P1"><text:s text:c="24"/>for(ll op=k+1; op&lt;len; op++)</text:p>
        <text:p text:style-name="P1"><text:s text:c="24"/>{</text:p>
        <text:p text:style-name="P1"><text:s text:c="28"/>su=(su*10ll+ch[op]-'0');</text:p>
        <text:p text:style-name="P1"><text:s text:c="24"/>}</text:p>
        <text:p text:style-name="P1"><text:s text:c="24"/>break;</text:p>
        <text:p text:style-name="P1"><text:s text:c="20"/>}</text:p>
        <text:p text:style-name="P1"><text:s text:c="20"/>else sum=(sum*10ll+ch[k]-'0');</text:p>
        <text:p text:style-name="P1"><text:s text:c="16"/>}</text:p>
        <text:p text:style-name="P1"><text:s text:c="16"/>a[i][j].xx*=sum;</text:p>
        <text:p text:style-name="P1"><text:s text:c="16"/>if(su!=0)a[i][j].yy=su;</text:p>
        <text:p text:style-name="P1"><text:s text:c="16"/>P ok;</text:p>
        <text:p text:style-name="P1"><text:s text:c="16"/>ok.xx=1;</text:p>
        <text:p text:style-name="P1"><text:s text:c="16"/>ok.yy=1;</text:p>
        <text:p text:style-name="P1"><text:s text:c="12"/>}</text:p>
        <text:p text:style-name="P1"><text:s text:c="8"/>}</text:p>
        <text:p text:style-name="P1"><text:s text:c="8"/>if(m&lt;n)</text:p>
        <text:p text:style-name="P1"><text:s text:c="8"/>{</text:p>
        <text:p text:style-name="P1"><text:s text:c="12"/>for(ll i=m+1; i&lt;=n; i++)</text:p>
        <text:p text:style-name="P1"><text:s text:c="12"/>{</text:p>
        <text:p text:style-name="P1"><text:s text:c="16"/>for(ll j=1; j&lt;=n+1; j++)</text:p>
        <text:p text:style-name="P1"><text:s text:c="16"/>{</text:p>
        <text:p text:style-name="P1"><text:s text:c="20"/>a[i][j].xx=0;</text:p>
        <text:p text:style-name="P1"><text:s text:c="20"/>a[i][j].yy=1;</text:p>
        <text:p text:style-name="P1"><text:soft-page-break/><text:s text:c="20"/>m=n;</text:p>
        <text:p text:style-name="P1"><text:s text:c="16"/>}</text:p>
        <text:p text:style-name="P1"><text:s text:c="12"/>}</text:p>
        <text:p text:style-name="P1"><text:s text:c="8"/>}</text:p>
        <text:p text:style-name="P1"><text:s text:c="8"/>PC("Solution for Matrix System # %lld\n",t);</text:p>
        <text:p text:style-name="P1"><text:s text:c="8"/>solve(n,m);</text:p>
        <text:p text:style-name="P1"><text:s text:c="4"/>}</text:p>
        <text:p text:style-name="P1"/>
        <text:p text:style-name="P1"><text:s text:c="4"/>return 0;</text:p>
        <text:p text:style-name="P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Matrix EXPO:</text:span></text:p>
        <text:p text:style-name="P1"/>
        <text:p text:style-name="P1"/>
        <text:p text:style-name="P1"/>
        <text:p text:style-name="P1"/>
        <text:p text:style-name="P2"><text:span text:style-name="T3">/*</text:span></text:p>
        <text:p text:style-name="P2"/>
        <text:p text:style-name="P2"><text:span text:style-name="T3">Don't be confused with the title, this article has nothing to do with "how to calculate an exponent of a given matrix", rather it will discuss on how to use this technique to solve a specific class of problems.</text:span></text:p>
        <text:p text:style-name="P2"><text:span text:style-name="T3">Sometimes we face some problems, where, we can easily derive a recursive relation (mostly suitable for dynamic programming approach), but the given constraints make us about to cry, there comes the matrix exponentiation idea. The situation can be made more clear with the following example:</text:span></text:p>
        <text:p text:style-name="P2"><text:span text:style-name="T3">Let, a problem says: find f(n) : n'th Fibonacci number. When n is sufficiently small, we can solve the problem with a simple recursion, f(n) = f(n-1) + f(n-2), or, we can follow dynamic programming approach to avoid the calculation of same function over and over again. But, what will you do if the problem says, given 0 &lt; n &lt; 1000000000, find f(n) % 999983 ? No doubt dynamic programming will fail!</text:span></text:p>
        <text:p text:style-name="P2"><text:span text:style-name="T3">We'll develop the idea on how and why these types of problems could be solved by matrix exponentiation later, first lets see how matrix exponentiation can help is to represent recurrence relations.</text:span></text:p>
        <text:p text:style-name="P2"><text:span text:style-name="T3">Prerequisite:</text:span></text:p>
        <text:p text:style-name="P2"><text:span text:style-name="T3">Before continuing, you need to know:</text:span></text:p>
        <text:p text:style-name="P2"><text:span text:style-name="T3">Given two matrices, how to find their product, or given the product matrix of two matrices, and one of them, how to find the other matrix.</text:span></text:p>
        <text:p text:style-name="P2"><text:span text:style-name="T3">Given a matrix of size d x d, how to find its n'th power in O( d3log(n) ).</text:span></text:p>
        <text:p text:style-name="P2"><text:span text:style-name="T3">Patterns:</text:span></text:p>
        <text:p text:style-name="P2"><text:span text:style-name="T3">What we need first, is a recursive relation, and what we want to do, is to find a matrix M which can lead us to the desired state from a set of already known states. Let, we know k states of a given recurrence relation, and want to find the (k+1)th state. Let M be a k x k matrix, and we build a matrix A:[k x 1] matrix from the known states of the recurrence relation, now we want to get a matrix B:[k x 1] which will represent the set of next states, i.e. M x A = B, as shown below:</text:span></text:p>
        <text:p text:style-name="P2"><text:span text:style-name="T3"><text:s text:c="4"/>| <text:s/>f(n) <text:s/>| <text:s text:c="2"/>| f(n+1) |</text:span></text:p>
        <text:p text:style-name="P2"><text:span text:style-name="T3"><text:s text:c="4"/>| f(n-1) | <text:s text:c="2"/>| <text:s/>f(n) <text:s/>|</text:span></text:p>
        <text:p text:style-name="P2"><text:span text:style-name="T3">M x | f(n-2) | = | f(n-1) |</text:span></text:p>
        <text:p text:style-name="P2"><text:span text:style-name="T3"><text:s text:c="4"/>| ...... | <text:s text:c="2"/>| ...... |</text:span></text:p>
        <text:p text:style-name="P2"><text:span text:style-name="T3"><text:s text:c="4"/>| f(n-k) | <text:s text:c="2"/>|f(n-k+1)|</text:span></text:p>
        <text:p text:style-name="P2"/>
        <text:p text:style-name="P2"><text:span text:style-name="T3">So, if we can design M accordingly, job's done!, the matrix will then be used to represent the recurrence relation.</text:span></text:p>
        <text:p text:style-name="P2"><text:span text:style-name="T3">Type 1:</text:span></text:p>
        <text:p text:style-name="P2"><text:span text:style-name="T3">Lets start by the simplest one, f(n) = f(n-1) + f(n-2).</text:span></text:p>
        <text:p text:style-name="P2"><text:span text:style-name="T3">So, f(n+1) = f(n) + f(n-1)</text:span></text:p>
        <text:p text:style-name="P2"><text:span text:style-name="T3">Let, we know, f(n) and f(n-1); we want to get f(n+1)</text:span></text:p>
        <text:p text:style-name="P2"><text:span text:style-name="T3">From the above situation, matrix A and B can be formed as shown below:</text:span></text:p>
        <text:p text:style-name="P2"><text:span text:style-name="T3">Matrix A<text:tab/>Matrix B</text:span></text:p>
        <text:p text:style-name="P2"><text:span text:style-name="T3">| <text:s/>f(n) <text:s/>|</text:span></text:p>
        <text:p text:style-name="P2"><text:span text:style-name="T3">| f(n-1) |</text:span></text:p>
        <text:p text:style-name="P2"><text:span text:style-name="T3">| f(n+1) |</text:span></text:p>
        <text:p text:style-name="P2"><text:span text:style-name="T3">| <text:s/>f(n) <text:s/>|</text:span></text:p>
        <text:p text:style-name="P2"><text:span text:style-name="T3">[Note: matrix A will be always designed in such a way that, every state on which f(n+1) depends, will be present]</text:span></text:p>
        <text:p text:style-name="P2"><text:span text:style-name="T3">So, now, we need to design a 2x2 matrix M such that, it satisfies M x A = B as stated above.</text:span></text:p>
        <text:p text:style-name="P2"><text:span text:style-name="T3">The first element of B is f(n+1) which is actually f(n) + f(n-1). To get this, from matrix A, we need, 1 f(n) and 1 f(n-1). So, the 1st row of M will be [1 1].</text:span></text:p>
        <text:p text:style-name="P2"><text:span text:style-name="T3">| 1 <text:s text:c="2"/>1 | x | <text:s/>f(n) <text:s/>| = | f(n+1) |</text:span></text:p>
        <text:p text:style-name="P2"><text:span text:style-name="T3">| ----- | <text:s text:c="2"/>| f(n-1) | <text:s text:c="2"/>| ------ |</text:span></text:p>
        <text:p text:style-name="P2"><text:span text:style-name="T3">[Note: ----- means, we are not concerned about this value]</text:span></text:p>
        <text:p text:style-name="P2"><text:span text:style-name="T3">Similarly, 2nd item of B is f(n) which we can get by simply taking 1 f(n) from A. So, the 2nd row of M is [1 0].</text:span></text:p>
        <text:p text:style-name="P2"><text:span text:style-name="T3">| ----- | x | <text:s/>f(n) <text:s/>| = | ------ |</text:span></text:p>
        <text:p text:style-name="P2"><text:span text:style-name="T3">| 1 <text:s text:c="2"/>0 | <text:s text:c="2"/>| f(n-1) | <text:s text:c="2"/>| <text:s/>f(n) <text:s/>|</text:span></text:p>
        <text:p text:style-name="P2"><text:span text:style-name="T3">[I hope you know how a matrix multiplication is done and how the values ar assigned!]</text:span></text:p>
        <text:p text:style-name="P2"><text:span text:style-name="T3">Thus we get the desired 2 x 2 matrix M:</text:span></text:p>
        <text:p text:style-name="P2"><text:span text:style-name="T3">| 1 <text:s text:c="2"/>1 | x | <text:s/>f(n) <text:s/>| = | f(n+1) |</text:span></text:p>
        <text:p text:style-name="P2"><text:span text:style-name="T3">| 1 <text:s text:c="2"/>0 | <text:s text:c="2"/>| f(n-1) | <text:s text:c="2"/>| <text:s/>f(n) <text:s/>|</text:span></text:p>
        <text:p text:style-name="P2"><text:soft-page-break/><text:span text:style-name="T3">If you are confused about how the above matrix is calculated, you might try doing it this way:</text:span></text:p>
        <text:p text:style-name="P2"><text:span text:style-name="T3">We know, the multiplication of an n x n matrix M with an n x 1 matrix A will generate an n x 1 matrix B, i.e. M x A = B. The k'th element in the product matrix B is the product of k'th row of the n x n matrix M with the n x 1 matrix A in the left side.</text:span></text:p>
        <text:p text:style-name="P2"><text:span text:style-name="T3">In the above example, the 1st element in B is f(n+1) = f(n) + f(n-1). So, it's the product of 1st row of matrix M and matrix B. Let, the first row of M is [x y]. So, according to matrix multiplication,</text:span></text:p>
        <text:p text:style-name="P2"><text:span text:style-name="T3">x * f(n) + y * f(n-1) = f(n+1) = f(n) + f(n-1)</text:span></text:p>
        <text:p text:style-name="P2"><text:span text:style-name="T3">⇒ x = 1, y = 1</text:span></text:p>
        <text:p text:style-name="P2"><text:span text:style-name="T3">Thus we can find the first row of matrix M is [1 1]. Similarly, let, the 2nd row of matrix M is [x y], and according to matrix multiplication:</text:span></text:p>
        <text:p text:style-name="P2"><text:span text:style-name="T3">x * f(n) + y * f(n-1) = f(n)</text:span></text:p>
        <text:p text:style-name="P2"><text:span text:style-name="T3">⇒ x = 1, y = 0</text:span></text:p>
        <text:p text:style-name="P2"><text:span text:style-name="T3">Thus we get the second row of M is [1 0].</text:span></text:p>
        <text:p text:style-name="P2"><text:span text:style-name="T3">Type 2:</text:span></text:p>
        <text:p text:style-name="P2"><text:span text:style-name="T3">Now, we make it a bit complex: find f(n) = a * f(n-1) + b * f(n-2), where a, b are some constants.</text:span></text:p>
        <text:p text:style-name="P2"><text:span text:style-name="T3">This tells us, f(n+1) = a * f(n) + b * f(n-1).</text:span></text:p>
        <text:p text:style-name="P2"><text:span text:style-name="T3">By this far, this should be clear that the dimension of the matrices will be equal to the number of dependencies, i.e. in this particular example, again 2. So, for A and B, we can build two matrices of size 2 x 1:</text:span></text:p>
        <text:p text:style-name="P2"><text:span text:style-name="T3">Matrix A<text:tab/>Matrix B</text:span></text:p>
        <text:p text:style-name="P2"><text:span text:style-name="T3">| <text:s/>f(n) <text:s/>|</text:span></text:p>
        <text:p text:style-name="P2"><text:span text:style-name="T3">| f(n-1) |</text:span></text:p>
        <text:p text:style-name="P2"><text:span text:style-name="T3">| f(n+1) |</text:span></text:p>
        <text:p text:style-name="P2"><text:span text:style-name="T3">| <text:s/>f(n) <text:s/>|</text:span></text:p>
        <text:p text:style-name="P2"><text:span text:style-name="T3">Now for f(n+1) = a * f(n) + b * f(n-1), we need [a b] in the first row of objective matrix M instead of [1 1] from the previous example. Because, now we need a of f(n)'s and b of f(n-1)'s.</text:span></text:p>
        <text:p text:style-name="P2"><text:span text:style-name="T3">| a <text:s text:c="2"/>b | x | <text:s/>f(n) <text:s/>| = | f(n+1) |</text:span></text:p>
        <text:p text:style-name="P2"><text:span text:style-name="T3">| ----- | <text:s text:c="2"/>| f(n-1) | <text:s text:c="2"/>| ------ |</text:span></text:p>
        <text:p text:style-name="P2"><text:span text:style-name="T3">And, for the 2nd item in B i.e. f(n), we already have that in matrix A, so we just take that, which leads, the 2nd row of the matrix M will be [1 0] as the previous one.</text:span></text:p>
        <text:p text:style-name="P2"><text:span text:style-name="T3">| ----- | x | <text:s/>f(n) <text:s/>| = | ------ |</text:span></text:p>
        <text:p text:style-name="P2"><text:span text:style-name="T3">| 1 <text:s text:c="2"/>0 | <text:s text:c="2"/>| f(n-1) | <text:s text:c="2"/>| <text:s/>f(n) <text:s/>|</text:span></text:p>
        <text:p text:style-name="P2"><text:span text:style-name="T3">So, this time we get:</text:span></text:p>
        <text:p text:style-name="P2"><text:span text:style-name="T3">| a <text:s text:c="2"/>b | x | <text:s/>f(n) <text:s/>| = | f(n+1) |</text:span></text:p>
        <text:p text:style-name="P2"><text:span text:style-name="T3">| 1 <text:s text:c="2"/>0 | <text:s text:c="2"/>| f(n-1) | <text:s text:c="2"/>| <text:s/>f(n) <text:s/>|</text:span></text:p>
        <text:p text:style-name="P2"><text:span text:style-name="T3">Pretty simple as the previous one...</text:span></text:p>
        <text:p text:style-name="P2"><text:span text:style-name="T3">Type 3:</text:span></text:p>
        <text:p text:style-name="P2"><text:span text:style-name="T3">We've already grown much older, now lets face a bit complex relation: find f(n) = a * f(n-1) + c * f(n-3).</text:span></text:p>
        <text:p text:style-name="P2"><text:span text:style-name="T3">Ooops! a few minutes ago, all we saw were contiguous states, but here, the state f(n-2) is missing. Now? what to do?</text:span></text:p>
        <text:p text:style-name="P2"><text:span text:style-name="T3">Actually, this is not a problem anymore, we can convert the relation as follows: f(n) = a * f(n-1) + 0 * f(n-2) + c * f(n-3), deducing f(n+1) = a * f(n) + 0 * f(n-1) + c * f(n-2). Now, we see that, this is actually a form described in Type 2. So, here, the objective matrix M will be 3 x 3, and the elements are:</text:span></text:p>
        <text:p text:style-name="P2"><text:span text:style-name="T3">| a <text:s/>0 <text:s/>c | <text:s text:c="2"/>| <text:s/>f(n) <text:s/>| <text:s text:c="2"/>| f(n+1) |</text:span></text:p>
        <text:p text:style-name="P2"><text:span text:style-name="T3">| 1 <text:s/>0 <text:s/>0 | x | f(n-1) | = | <text:s/>f(n) <text:s/>|</text:span></text:p>
        <text:p text:style-name="P2"><text:span text:style-name="T3">| 0 <text:s/>1 <text:s/>0 | <text:s text:c="2"/>| f(n-2) | <text:s text:c="2"/>| f(n-1) |</text:span></text:p>
        <text:p text:style-name="P2"><text:span text:style-name="T3">These are calculated in the same way as Type 2. [Note, if you find it difficult, try on pen and paper!]</text:span></text:p>
        <text:p text:style-name="P2"><text:span text:style-name="T3">Type 4:</text:span></text:p>
        <text:p text:style-name="P2"><text:span text:style-name="T3">Life is getting complex as hell, and Mr. problem now asks you to find f(n) = f(n-1) + f(n-2) + c where c is any constant.</text:span></text:p>
        <text:p text:style-name="P2"><text:span text:style-name="T3">Now, this is a new one and all we have seen in past, after the multiplication, each state in A transforms to its next state in B.</text:span></text:p>
        <text:p text:style-name="P2"><text:span text:style-name="T3">f(n) = f(n-1) + f(n-2) + c</text:span></text:p>
        <text:p text:style-name="P2"><text:span text:style-name="T3">f(n+1) = f(n) + f(n-1) + c</text:span></text:p>
        <text:p text:style-name="P2"><text:span text:style-name="T3">f(n+2) = f(n+1) + f(n) + c</text:span></text:p>
        <text:p text:style-name="P2"><text:span text:style-name="T3">................................. so on</text:span></text:p>
        <text:p text:style-name="P2"><text:span text:style-name="T3">So, normally we can't get it through the previous fashions. But, how about now we add c as a state?</text:span></text:p>
        <text:p text:style-name="P2"/>
        <text:p text:style-name="P2"><text:span text:style-name="T3"><text:s text:c="4"/>| <text:s/>f(n) <text:s/>| <text:s text:c="2"/>| f(n+1) |</text:span></text:p>
        <text:p text:style-name="P2"><text:span text:style-name="T3">M x | f(n-1) | = | <text:s/>f(n) <text:s/>|</text:span></text:p>
        <text:p text:style-name="P2"><text:span text:style-name="T3"><text:s text:c="4"/>| <text:s text:c="3"/>c <text:s text:c="2"/>| <text:s text:c="2"/>| <text:s text:c="3"/>c <text:s text:c="2"/>|</text:span></text:p>
        <text:p text:style-name="P2"><text:span text:style-name="T3">Now, its not much hard to design M according to the previous fashion. Here it is done, but don't forget to verify on yours:</text:span></text:p>
        <text:p text:style-name="P2"><text:span text:style-name="T3">| 1 <text:s/>1 <text:s/>1 | <text:s text:c="2"/>| <text:s/>f(n) <text:s/>| <text:s text:c="2"/>| f(n+1) |</text:span></text:p>
        <text:p text:style-name="P2"><text:span text:style-name="T3">| 1 <text:s/>0 <text:s/>0 | x | f(n-1) | = | <text:s/>f(n) <text:s/>|</text:span></text:p>
        <text:p text:style-name="P2"><text:span text:style-name="T3">| 0 <text:s/>0 <text:s/>1 | <text:s text:c="2"/>| <text:s text:c="3"/>c <text:s text:c="2"/>| <text:s text:c="2"/>| <text:s text:c="3"/>c <text:s text:c="2"/>|</text:span></text:p>
        <text:p text:style-name="P2"><text:span text:style-name="T3">Type 5:</text:span></text:p>
        <text:p text:style-name="P2"><text:span text:style-name="T3">Lets put it altogether: find matrix suitable for f(n) = a * f(n-1) + c * f(n-3) + d * f(n-4) + e.</text:span></text:p>
        <text:p text:style-name="P2"><text:span text:style-name="T3">I would leave it as an exercise to reader. The final matrix is given here, check if it matches with your solution. Also find matrix A and B.</text:span></text:p>
        <text:p text:style-name="P2"><text:span text:style-name="T3">| a <text:s/>0 <text:s/>c <text:s/>d <text:s/>1 |</text:span></text:p>
        <text:p text:style-name="P2"><text:span text:style-name="T3">| 1 <text:s/>0 <text:s/>0 <text:s/>0 <text:s/>0 |</text:span></text:p>
        <text:p text:style-name="P2"><text:span text:style-name="T3">| 0 <text:s/>1 <text:s/>0 <text:s/>0 <text:s/>0 |</text:span></text:p>
        <text:p text:style-name="P2"><text:span text:style-name="T3">| 0 <text:s/>0 <text:s/>1 <text:s/>0 <text:s/>0 |</text:span></text:p>
        <text:p text:style-name="P2"><text:span text:style-name="T3">| 0 <text:s/>0 <text:s/>0 <text:s/>0 <text:s/>1 |</text:span></text:p>
        <text:p text:style-name="P2"><text:span text:style-name="T3">[Note: you may take a look back to Type 3 and 4]</text:span></text:p>
        <text:p text:style-name="P2"><text:span text:style-name="T3">Type 6:</text:span></text:p>
        <text:p text:style-name="P2"><text:span text:style-name="T3">Sometimes, a recurrence is given like this:</text:span></text:p>
        <text:p text:style-name="P2"><text:span text:style-name="T3">f(n) = if n is odd, f(n-1) else, f(n-2)</text:span></text:p>
        <text:p text:style-name="P2"><text:span text:style-name="T3">In short:</text:span></text:p>
        <text:p text:style-name="P2"><text:span text:style-name="T3">f(n) = (n&amp;1) * f(n-1) + (!(n&amp;1)) * f(n-2)</text:span></text:p>
        <text:p text:style-name="P2"><text:span text:style-name="T3">Here, we can just split the functions in the basis of odd even and keep 2 different matrix for both of them and calculate separately. Actually, there might appear many different patterns, but these are the basic patterns.</text:span></text:p>
        <text:p text:style-name="P2"><text:span text:style-name="T3">Type 7:</text:span></text:p>
        <text:p text:style-name="P2"><text:span text:style-name="T3">Sometimes we may need to maintain more than one recurrence, where they are interrelated. For example, let a recurrence relation be:</text:span></text:p>
        <text:p text:style-name="P2"><text:soft-page-break/><text:span text:style-name="T3">g(n) = 2g(n-1) + 2g(n-2) + f(n), where, f(n) = 2f(n-1) + 2f(n-2). Here, recurrence g(n) is dependent upon f(n) and the can be calculated in the same matrix but of increased dimensions. Lets design the matrices A, B then we'll try to find matrix M.</text:span></text:p>
        <text:p text:style-name="P2"><text:span text:style-name="T3">Matrix A<text:tab/>Matrix B</text:span></text:p>
        <text:p text:style-name="P2"><text:span text:style-name="T3">| <text:s/>g(n) <text:s/>|</text:span></text:p>
        <text:p text:style-name="P2"><text:span text:style-name="T3">| g(n-1) |</text:span></text:p>
        <text:p text:style-name="P2"><text:span text:style-name="T3">| f(n+1) |</text:span></text:p>
        <text:p text:style-name="P2"><text:span text:style-name="T3">| <text:s/>f(n) <text:s/>|</text:span></text:p>
        <text:p text:style-name="P2"><text:span text:style-name="T3">| g(n+1) |</text:span></text:p>
        <text:p text:style-name="P2"><text:span text:style-name="T3">| <text:s/>g(n) <text:s/>|</text:span></text:p>
        <text:p text:style-name="P2"><text:span text:style-name="T3">| f(n+2) |</text:span></text:p>
        <text:p text:style-name="P2"><text:span text:style-name="T3">| f(n+1) |</text:span></text:p>
        <text:p text:style-name="P2"><text:span text:style-name="T3">Here, g(n+1) = 2g(n) + 2g(n-1) + f(n+1) and f(n+2) = 2f(n+1) + 2f(n).</text:span></text:p>
        <text:p text:style-name="P2"><text:span text:style-name="T3">Now, using the above process, we can generate the objective matrix M as follows:</text:span></text:p>
        <text:p text:style-name="P2"><text:span text:style-name="T3">| 2 <text:s/>2 <text:s/>1 <text:s/>0 |</text:span></text:p>
        <text:p text:style-name="P2"><text:span text:style-name="T3">| 1 <text:s/>0 <text:s/>0 <text:s/>0 |</text:span></text:p>
        <text:p text:style-name="P2"><text:span text:style-name="T3">| 0 <text:s/>0 <text:s/>2 <text:s/>2 |</text:span></text:p>
        <text:p text:style-name="P2"><text:span text:style-name="T3">| 0 <text:s/>0 <text:s/>1 <text:s/>0 |</text:span></text:p>
        <text:p text:style-name="P2"><text:span text:style-name="T3">So, these are the basic categories of recurrence relations which are used to be solved by this simple technique.</text:span></text:p>
        <text:p text:style-name="P2"><text:span text:style-name="T3">Analysis:</text:span></text:p>
        <text:p text:style-name="P2"><text:span text:style-name="T3">Now that we have seen how matrix multiplication can be used to maintain recurrence relations, we are back to out first question, how this helps us in solving recurrences on a huge range.</text:span></text:p>
        <text:p text:style-name="P2"><text:span text:style-name="T3">Recall the recurrence f(n) = f(n-1) + f(n-2).</text:span></text:p>
        <text:p text:style-name="P2"><text:span text:style-name="T3">We already know that:</text:span></text:p>
        <text:p text:style-name="P2"><text:span text:style-name="T3">M x | <text:s/>f(n) <text:s/>| = | f(n+1) |</text:span></text:p>
        <text:p text:style-name="P2"><text:span text:style-name="T3"><text:s text:c="4"/>| f(n-1) | <text:s text:c="2"/>| <text:s/>f(n) <text:s/>|</text:span></text:p>
        <text:p text:style-name="P2"><text:span text:style-name="T3">............(1)</text:span></text:p>
        <text:p text:style-name="P2"/>
        <text:p text:style-name="P2"><text:span text:style-name="T3">How about we multiply M multiple times? Like this:</text:span></text:p>
        <text:p text:style-name="P2"/>
        <text:p text:style-name="P2"><text:span text:style-name="T3">M x M x | <text:s/>f(n) <text:s/>| = | f(n+1) |</text:span></text:p>
        <text:p text:style-name="P2"><text:span text:style-name="T3"><text:s text:c="8"/>| f(n-1) | <text:s text:c="2"/>| <text:s/>f(n) <text:s/>|</text:span></text:p>
        <text:p text:style-name="P2"/>
        <text:p text:style-name="P2"><text:span text:style-name="T3">Replacing from (1):</text:span></text:p>
        <text:p text:style-name="P2"/>
        <text:p text:style-name="P2"><text:span text:style-name="T3">M x M x | <text:s/>f(n) <text:s/>| = M x | f(n+1) | = | f(n+2) |</text:span></text:p>
        <text:p text:style-name="P2"><text:span text:style-name="T3"><text:s text:c="8"/>| f(n-1) | <text:s text:c="6"/>| <text:s/>f(n) <text:s/>| <text:s text:c="2"/>| f(n+1) |</text:span></text:p>
        <text:p text:style-name="P2"/>
        <text:p text:style-name="P2"><text:span text:style-name="T3">So, we finally get:</text:span></text:p>
        <text:p text:style-name="P2"/>
        <text:p text:style-name="P2"><text:span text:style-name="T3">M^2 x | <text:s/>f(n) <text:s/>| = | f(n+2) |</text:span></text:p>
        <text:p text:style-name="P2"><text:span text:style-name="T3"><text:s text:c="6"/>| f(n-1) | <text:s text:c="2"/>| f(n+1) |</text:span></text:p>
        <text:p text:style-name="P2"/>
        <text:p text:style-name="P2"><text:span text:style-name="T3">Similarly we can show:</text:span></text:p>
        <text:p text:style-name="P2"><text:span text:style-name="T3">M^3 x | <text:s/>f(n) <text:s/>| = | f(n+3) |</text:span></text:p>
        <text:p text:style-name="P2"><text:span text:style-name="T3"><text:s text:c="6"/>| f(n-1) | <text:s text:c="2"/>| f(n+2) |</text:span></text:p>
        <text:p text:style-name="P2"/>
        <text:p text:style-name="P2"><text:span text:style-name="T3">M^4 x | <text:s/>f(n) <text:s/>| = | f(n+4) |</text:span></text:p>
        <text:p text:style-name="P2"><text:span text:style-name="T3"><text:s text:c="6"/>| f(n-1) | <text:s text:c="2"/>| f(n+3) |</text:span></text:p>
        <text:p text:style-name="P2"/>
        <text:p text:style-name="P2"><text:span text:style-name="T3">...............................</text:span></text:p>
        <text:p text:style-name="P2"><text:span text:style-name="T3">...............................</text:span></text:p>
        <text:p text:style-name="P2"><text:span text:style-name="T3">...............................</text:span></text:p>
        <text:p text:style-name="P2"><text:span text:style-name="T3">M^k x | <text:s/>f(n) <text:s/>| = | f(n+k) |</text:span></text:p>
        <text:p text:style-name="P2"><text:span text:style-name="T3"><text:s text:c="6"/>| f(n-1) | <text:s text:c="2"/>|f(n+k-1)|</text:span></text:p>
        <text:p text:style-name="P2"><text:span text:style-name="T3">Thus we can get any state f(n) by simply raising the power of objective matrix M to n-1 in O( d3log(n) ), where d is the dimension of square matrix M. So, even if n = 1000000000, still this can be calculated pretty easily as long as d3 is sufficiently small.</text:span></text:p>
        <text:p text:style-name="P2"><text:span text:style-name="T3">*/</text:span></text:p>
        <text:p text:style-name="P2"><text:span text:style-name="T3">#include&lt;bits/stdc++.h&gt;</text:span></text:p>
        <text:p text:style-name="P2"><text:span text:style-name="T3">#define ll long long int</text:span></text:p>
        <text:p text:style-name="P2"><text:span text:style-name="T3">#define S(a) scanf("%lld",&amp;a)</text:span></text:p>
        <text:p text:style-name="P2"><text:span text:style-name="T3">#define S2(a,b) scanf("%lld%lld",&amp;a,&amp;b)</text:span></text:p>
        <text:p text:style-name="P2"><text:span text:style-name="T3">#define S3(a,b,c) scanf("%lld%lld%lld",&amp;a,&amp;b,&amp;c)</text:span></text:p>
        <text:p text:style-name="P2"><text:span text:style-name="T3">#define PL(a) printf("%d\n",a)</text:span></text:p>
        <text:p text:style-name="P2"><text:span text:style-name="T3">#define P(a) printf("%lld\n",a)</text:span></text:p>
        <text:p text:style-name="P2"><text:span text:style-name="T3">#define PT(t) printf("Case %lld: ",t)</text:span></text:p>
        <text:p text:style-name="P2"><text:span text:style-name="T3">#define xx first</text:span></text:p>
        <text:p text:style-name="P2"><text:span text:style-name="T3">#define yy second</text:span></text:p>
        <text:p text:style-name="P2"><text:span text:style-name="T3">#define SC scanf</text:span></text:p>
        <text:p text:style-name="P2"><text:span text:style-name="T3">#define PC printf</text:span></text:p>
        <text:p text:style-name="P2"><text:span text:style-name="T3">#define NL printf("\n")</text:span></text:p>
        <text:p text:style-name="P2"><text:span text:style-name="T3">#define SET(a) memset(a,0,sizeof a)</text:span></text:p>
        <text:p text:style-name="P2"><text:span text:style-name="T3">#define SETR(a) memset(a,-1,sizeof a)</text:span></text:p>
        <text:p text:style-name="P2"><text:span text:style-name="T3">#define mk make_pair</text:span></text:p>
        <text:p text:style-name="P2"><text:span text:style-name="T3">using namespace std;</text:span></text:p>
        <text:p text:style-name="P2"><text:span text:style-name="T3">#define mx 100004ll</text:span></text:p>
        <text:p text:style-name="P2"><text:span text:style-name="T3">#define md 1000000007ll</text:span></text:p>
        <text:p text:style-name="P2"><text:span text:style-name="T3">typedef pair&lt;ll , ll &gt;P;</text:span></text:p>
        <text:p text:style-name="P2"><text:span text:style-name="T3">typedef vector&lt;ll&gt;V;</text:span></text:p>
        <text:p text:style-name="P2"><text:span text:style-name="T3">ll n,m;</text:span></text:p>
        <text:p text:style-name="P2"><text:span text:style-name="T3">ll co[103];</text:span></text:p>
        <text:p text:style-name="P2"><text:span text:style-name="T3">ll DP[103];</text:span></text:p>
        <text:p text:style-name="P2"><text:span text:style-name="T3">ll dp(ll x)</text:span></text:p>
        <text:p text:style-name="P2"><text:span text:style-name="T3">{</text:span></text:p>
        <text:p text:style-name="P2"><text:span text:style-name="T3"><text:s text:c="4"/>ll &amp;ret=DP[x];</text:span></text:p>
        <text:p text:style-name="P2"><text:span text:style-name="T3"><text:s text:c="4"/>if(ret!=-1)return ret;</text:span></text:p>
        <text:p text:style-name="P2"><text:span text:style-name="T3"><text:s text:c="4"/>ret=1;</text:span></text:p>
        <text:p text:style-name="P2"><text:span text:style-name="T3"><text:s text:c="4"/>for(ll i=1; i&lt;=100&amp;&amp;(x-i)&gt;=0; i++)</text:span></text:p>
        <text:p text:style-name="P2"><text:span text:style-name="T3"><text:s text:c="4"/>{</text:span></text:p>
        <text:p text:style-name="P2"><text:span text:style-name="T3"><text:s text:c="8"/>if(co[i]!=0)</text:span></text:p>
        <text:p text:style-name="P2"><text:span text:style-name="T3"><text:s text:c="8"/>{</text:span></text:p>
        <text:p text:style-name="P2"><text:span text:style-name="T3"><text:s text:c="12"/>ret=(ret+co[i]*dp(x-i))%md;</text:span></text:p>
        <text:p text:style-name="P2"><text:span text:style-name="T3"><text:s text:c="8"/>}</text:span></text:p>
        <text:p text:style-name="P2"><text:span text:style-name="T3"><text:s text:c="4"/>}</text:span></text:p>
        <text:p text:style-name="P2"><text:span text:style-name="T3"><text:s text:c="4"/>return ret;</text:span></text:p>
        <text:p text:style-name="P2"/>
        <text:p text:style-name="P2"><text:span text:style-name="T3">}</text:span></text:p>
        <text:p text:style-name="P2"><text:span text:style-name="T3">const ll SZ = 102;</text:span></text:p>
        <text:p text:style-name="P2"><text:span text:style-name="T3">struct matr</text:span></text:p>
        <text:p text:style-name="P2"><text:span text:style-name="T3">{</text:span></text:p>
        <text:p text:style-name="P2"><text:span text:style-name="T3"><text:s text:c="4"/>ll M[SZ][SZ];</text:span></text:p>
        <text:p text:style-name="P2"><text:span text:style-name="T3"><text:s text:c="4"/>void ZERO()</text:span></text:p>
        <text:p text:style-name="P2"><text:soft-page-break/><text:span text:style-name="T3"><text:s text:c="4"/>{</text:span></text:p>
        <text:p text:style-name="P2"><text:span text:style-name="T3"><text:s text:c="8"/>for(ll i=0; i&lt;SZ; ++i)</text:span></text:p>
        <text:p text:style-name="P2"><text:span text:style-name="T3"><text:s text:c="12"/>fill(M[i] , M[i] + SZ , 0);</text:span></text:p>
        <text:p text:style-name="P2"><text:span text:style-name="T3"><text:s text:c="4"/>}</text:span></text:p>
        <text:p text:style-name="P2"><text:span text:style-name="T3"><text:s text:c="4"/>void ONE()</text:span></text:p>
        <text:p text:style-name="P2"><text:span text:style-name="T3"><text:s text:c="4"/>{</text:span></text:p>
        <text:p text:style-name="P2"><text:span text:style-name="T3"><text:s text:c="8"/>ZERO();</text:span></text:p>
        <text:p text:style-name="P2"><text:span text:style-name="T3"><text:s text:c="8"/>for(ll i=0; i&lt;SZ; ++i)</text:span></text:p>
        <text:p text:style-name="P2"><text:span text:style-name="T3"><text:s text:c="12"/>M[i][i] = 1;</text:span></text:p>
        <text:p text:style-name="P2"><text:span text:style-name="T3"><text:s text:c="4"/>}</text:span></text:p>
        <text:p text:style-name="P2"><text:span text:style-name="T3"><text:s text:c="4"/>matr mul(const matr&amp; w)</text:span></text:p>
        <text:p text:style-name="P2"><text:span text:style-name="T3"><text:s text:c="4"/>{</text:span></text:p>
        <text:p text:style-name="P2"><text:span text:style-name="T3"><text:s text:c="8"/>matr ret;</text:span></text:p>
        <text:p text:style-name="P2"><text:span text:style-name="T3"><text:s text:c="8"/>ret.ZERO();</text:span></text:p>
        <text:p text:style-name="P2"><text:span text:style-name="T3"><text:s text:c="8"/>for(ll i=0; i&lt;SZ; ++i)</text:span></text:p>
        <text:p text:style-name="P2"><text:span text:style-name="T3"><text:s text:c="12"/>for(ll j=0; j&lt;SZ; ++j)</text:span></text:p>
        <text:p text:style-name="P2"><text:span text:style-name="T3"><text:s text:c="16"/>for(ll k=0; k&lt;SZ; ++k)</text:span></text:p>
        <text:p text:style-name="P2"><text:span text:style-name="T3"><text:s text:c="16"/>{</text:span></text:p>
        <text:p text:style-name="P2"><text:span text:style-name="T3"><text:s text:c="20"/>ret.M[i][j] += (M[i][k] *1LL* w.M[k][j])%md;</text:span></text:p>
        <text:p text:style-name="P2"><text:span text:style-name="T3"><text:s text:c="20"/>if(ret.M[i][j] &gt;= md)</text:span></text:p>
        <text:p text:style-name="P2"><text:span text:style-name="T3"><text:s text:c="24"/>ret.M[i][j] -= md;</text:span></text:p>
        <text:p text:style-name="P2"><text:span text:style-name="T3"><text:s text:c="16"/>}</text:span></text:p>
        <text:p text:style-name="P2"><text:span text:style-name="T3"><text:s text:c="8"/>return ret;</text:span></text:p>
        <text:p text:style-name="P2"><text:span text:style-name="T3"><text:s text:c="4"/>}</text:span></text:p>
        <text:p text:style-name="P2"><text:span text:style-name="T3">};</text:span></text:p>
        <text:p text:style-name="P2"><text:span text:style-name="T3">matr POW(matr w , ll step)</text:span></text:p>
        <text:p text:style-name="P2"><text:span text:style-name="T3">{</text:span></text:p>
        <text:p text:style-name="P2"><text:span text:style-name="T3"><text:s text:c="4"/>matr ret;</text:span></text:p>
        <text:p text:style-name="P2"><text:span text:style-name="T3"><text:s text:c="4"/>ret.ONE();</text:span></text:p>
        <text:p text:style-name="P2"><text:span text:style-name="T3"><text:s text:c="4"/>for(; step &gt; 0ll; step &gt;&gt;= 1ll , w = w.mul(w))</text:span></text:p>
        <text:p text:style-name="P2"><text:span text:style-name="T3"><text:s text:c="8"/>if(step&amp;1ll) ret = w.mul(ret);</text:span></text:p>
        <text:p text:style-name="P2"><text:span text:style-name="T3"><text:s text:c="4"/>return ret;</text:span></text:p>
        <text:p text:style-name="P2"><text:span text:style-name="T3">}</text:span></text:p>
        <text:p text:style-name="P2"><text:span text:style-name="T3">matr M;</text:span></text:p>
        <text:p text:style-name="P2"><text:span text:style-name="T3">int main()</text:span></text:p>
        <text:p text:style-name="P2"><text:span text:style-name="T3">{</text:span></text:p>
        <text:p text:style-name="P2"><text:span text:style-name="T3"><text:s text:c="4"/>ll x;</text:span></text:p>
        <text:p text:style-name="P2"><text:span text:style-name="T3"><text:s text:c="4"/>S2(n,m);</text:span></text:p>
        <text:p text:style-name="P2"><text:span text:style-name="T3"><text:s text:c="4"/>for(ll i=1; i&lt;=n; i++)</text:span></text:p>
        <text:p text:style-name="P2"><text:span text:style-name="T3"><text:s text:c="4"/>{</text:span></text:p>
        <text:p text:style-name="P2"><text:span text:style-name="T3"><text:s text:c="8"/>S(x);</text:span></text:p>
        <text:p text:style-name="P2"><text:span text:style-name="T3"><text:s text:c="8"/>co[x]++;</text:span></text:p>
        <text:p text:style-name="P2"><text:span text:style-name="T3"><text:s text:c="4"/>}</text:span></text:p>
        <text:p text:style-name="P2"><text:span text:style-name="T3"><text:s text:c="4"/>SETR(DP);</text:span></text:p>
        <text:p text:style-name="P2"><text:span text:style-name="T3"><text:s text:c="4"/>ll ans=dp(100);</text:span></text:p>
        <text:p text:style-name="P2"><text:span text:style-name="T3"><text:s text:c="4"/>if(m&lt;=100)</text:span></text:p>
        <text:p text:style-name="P2"><text:span text:style-name="T3"><text:s text:c="4"/>{</text:span></text:p>
        <text:p text:style-name="P2"><text:span text:style-name="T3"><text:s text:c="8"/>ans=dp(m);</text:span></text:p>
        <text:p text:style-name="P2"><text:span text:style-name="T3"><text:s text:c="8"/>P(ans);</text:span></text:p>
        <text:p text:style-name="P2"><text:span text:style-name="T3"><text:s text:c="4"/>}</text:span></text:p>
        <text:p text:style-name="P2"><text:span text:style-name="T3"><text:s text:c="4"/>else</text:span></text:p>
        <text:p text:style-name="P2"><text:span text:style-name="T3"><text:s text:c="4"/>{</text:span></text:p>
        <text:p text:style-name="P2"><text:span text:style-name="T3"><text:s text:c="8"/>for(ll i=100; i&gt;=1; i--)dp(i);</text:span></text:p>
        <text:p text:style-name="P2"/>
        <text:p text:style-name="P2"><text:span text:style-name="T3"><text:s text:c="8"/>M.ZERO();</text:span></text:p>
        <text:p text:style-name="P2"/>
        <text:p text:style-name="P2"><text:span text:style-name="T3"><text:s text:c="8"/>M.M[1][101]=1;</text:span></text:p>
        <text:p text:style-name="P2"><text:span text:style-name="T3"><text:s text:c="8"/>for(ll i=1; i&lt;=100; i++)</text:span></text:p>
        <text:p text:style-name="P2"><text:span text:style-name="T3"><text:s text:c="8"/>{</text:span></text:p>
        <text:p text:style-name="P2"/>
        <text:p text:style-name="P2"><text:span text:style-name="T3"><text:s text:c="12"/>if(co[i]!=0)</text:span></text:p>
        <text:p text:style-name="P2"><text:span text:style-name="T3"><text:s text:c="12"/>{</text:span></text:p>
        <text:p text:style-name="P2"/>
        <text:p text:style-name="P2"><text:span text:style-name="T3"><text:s text:c="16"/>M.M[1][i]=co[i];</text:span></text:p>
        <text:p text:style-name="P2"><text:span text:style-name="T3"><text:s text:c="12"/>}</text:span></text:p>
        <text:p text:style-name="P2"><text:span text:style-name="T3"><text:s text:c="8"/>}</text:span></text:p>
        <text:p text:style-name="P2"><text:span text:style-name="T3"><text:s text:c="8"/>for(ll i=2; i&lt;=100; i++)</text:span></text:p>
        <text:p text:style-name="P2"><text:span text:style-name="T3"><text:s text:c="8"/>{</text:span></text:p>
        <text:p text:style-name="P2"><text:span text:style-name="T3"><text:s text:c="12"/>M.M[i][i-1]=1;</text:span></text:p>
        <text:p text:style-name="P2"><text:span text:style-name="T3"><text:s text:c="8"/>}</text:span></text:p>
        <text:p text:style-name="P2"><text:span text:style-name="T3"><text:s text:c="8"/>M.M[101][101]=1;</text:span></text:p>
        <text:p text:style-name="P2"><text:span text:style-name="T3"><text:s text:c="8"/>ll ro=m-100;</text:span></text:p>
        <text:p text:style-name="P2"><text:span text:style-name="T3"><text:s text:c="8"/>M = POW(M , <text:s/>ro);</text:span></text:p>
        <text:p text:style-name="P2"><text:span text:style-name="T3"><text:s text:c="8"/>ll ok=0;</text:span></text:p>
        <text:p text:style-name="P2"><text:span text:style-name="T3"><text:s text:c="8"/>for(ll i=1; i&lt;=101ll; i++)</text:span></text:p>
        <text:p text:style-name="P2"><text:span text:style-name="T3"><text:s text:c="8"/>{</text:span></text:p>
        <text:p text:style-name="P2"><text:span text:style-name="T3"><text:s text:c="12"/>ok=(ok+M.M[1][i]*DP[101-i])%md;</text:span></text:p>
        <text:p text:style-name="P2"><text:span text:style-name="T3"><text:s text:c="8"/>}</text:span></text:p>
        <text:p text:style-name="P2"><text:span text:style-name="T3"><text:s text:c="8"/>P(ok);</text:span></text:p>
        <text:p text:style-name="P2"><text:span text:style-name="T3"><text:s text:c="4"/>}</text:span></text:p>
        <text:p text:style-name="P2"><text:span text:style-name="T3"><text:s text:c="4"/>return 0;</text:span></text:p>
        <text:p text:style-name="P2"><text:span text:style-name="T3">}</text:span><text:line-break/><text:line-break/><text:line-break/><text:line-break/><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20:58:37.045176355</meta:creation-date>
    <dc:date>2015-11-12T21:21:56.106918741</dc:date>
    <meta:editing-duration>PT8M8S</meta:editing-duration>
    <meta:editing-cycles>1</meta:editing-cycles>
    <meta:document-statistic meta:table-count="0" meta:image-count="0" meta:object-count="0" meta:page-count="8" meta:paragraph-count="680" meta:word-count="3870" meta:character-count="21435" meta:non-whitespace-character-count="15502"/>
    <meta:generator>LibreOffice/4.2.8.2$Linux_X86_64 LibreOffice_project/420m0$Build-2</meta:generator>
  </office:meta>
</office:document-meta>
</file>